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0F08A417ECE65293A74.png" manifest:media-type="image/png"/>
  <manifest:file-entry manifest:full-path="Pictures/10000000000001E0000000F07F16A3B46B9E650B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99cm" svg:height="6.349cm" svg:x="0.239cm" svg:y="0.111cm">
          <draw:image xlink:href="Pictures/10000000000001E0000000F07F16A3B46B9E650B.pdf" xlink:type="simple" xlink:show="embed" xlink:actuate="onLoad" loext:mime-type="application/pdf">
            <text:p/>
          </draw:image>
          <draw:image xlink:href="Pictures/10000000000001E0000000F08A417ECE65293A74.png" xlink:type="simple" xlink:show="embed" xlink:actuate="onLoad" loext:mime-type="image/png"/>
        </draw:frame>
        <draw:frame draw:style-name="gr2" draw:text-style-name="P2" draw:layer="layout" svg:width="1.651cm" svg:height="1.292cm" svg:x="2.65cm" svg:y="5.445cm">
          <draw:text-box>
            <text:p>W3</text:p>
          </draw:text-box>
        </draw:frame>
        <draw:frame draw:style-name="gr2" draw:text-style-name="P2" draw:layer="layout" svg:width="1.651cm" svg:height="1.292cm" svg:x="9.239cm" svg:y="5.445cm">
          <draw:text-box>
            <text:p>W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3.208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7:53:49.559707702</meta:creation-date>
    <dc:date>2020-12-10T09:11:10.037314486</dc:date>
    <meta:editing-duration>PT12M36S</meta:editing-duration>
    <meta:editing-cycles>7</meta:editing-cycles>
    <meta:generator>LibreOffice/6.1.5.2$Linux_X86_64 LibreOffice_project/10$Build-2</meta:generator>
    <meta:document-statistic meta:object-count="3"/>
  </office:meta>
</office:document-meta>
</file>